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354cm" fo:min-width="5.088cm"/>
    </style:style>
    <style:style style:name="gr2" style:family="graphic" style:parent-style-name="objectwithoutfill">
      <style:graphic-properties draw:marker-end="Arrow" draw:marker-end-width="0.3cm" draw:fill="none" draw:textarea-horizontal-align="left" draw:textarea-vertical-align="middle" fo:padding-bottom="0.203cm" fo:padding-left="0.762cm"/>
    </style:style>
    <style:style style:name="gr3" style:family="graphic" style:parent-style-name="objectwithoutfill">
      <style:graphic-properties draw:marker-end="Arrow" draw:marker-end-width="0.3cm" draw:fill="none" draw:textarea-horizontal-align="left" draw:textarea-vertical-align="middle" fo:padding-bottom="0.203cm" fo:padding-left="0.25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 fo:font-size="22pt" style:font-size-asian="22pt" style:font-size-complex="22pt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.508cm" fo:margin-right="0cm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CMU Serif"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center"/>
      <style:text-properties style:font-name="CMU Serif" fo:font-size="8pt" style:font-size-asian="8pt" style:font-size-complex="8pt"/>
    </style:style>
    <style:style style:name="P8" style:family="paragraph">
      <loext:graphic-properties draw:fill="none" draw:fill-color="#ffffff"/>
      <style:text-properties style:font-name="CMU Serif" fo:font-size="8pt" style:font-size-asian="8pt" style:font-size-complex="8pt"/>
    </style:style>
    <style:style style:name="T1" style:family="text">
      <style:text-properties style:font-name="CMU Serif" fo:font-size="16pt" style:font-size-asian="16pt" style:font-size-complex="16pt"/>
    </style:style>
    <style:style style:name="T2" style:family="text">
      <style:text-properties style:font-name="CMU Serif" fo:font-size="12pt" style:font-size-asian="12pt" style:font-size-complex="12pt"/>
    </style:style>
    <style:style style:name="T3" style:family="text">
      <style:text-properties style:font-name="CMU Serif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MU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6.604cm" svg:x="4.699cm" svg:y="0.254cm">
          <text:p text:style-name="P1"><text:span text:style-name="T1">Scratchpad</text:span></text:p>
          <text:p text:style-name="P1"><text:span text:style-name="T2">16 x 64 bi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254cm" svg:y1="4.826cm" svg:x2="4.699cm" svg:y2="4.826cm">
          <text:p text:style-name="P1"><text:span text:style-name="T3">write_en</text:span></text:p>
          <text:p text:style-name="P1"><text:span text:style-name="T4"/></text:p>
        </draw:line>
        <draw:line draw:style-name="gr2" draw:text-style-name="P3" draw:layer="layout" svg:x1="0.254cm" svg:y1="5.588cm" svg:x2="4.699cm" svg:y2="5.588cm">
          <text:p text:style-name="P1"><text:span text:style-name="T3">write_addr</text:span></text:p>
          <text:p text:style-name="P1"><text:span text:style-name="T4"/></text:p>
        </draw:line>
        <draw:line draw:style-name="gr2" draw:text-style-name="P3" draw:layer="layout" svg:x1="0.254cm" svg:y1="6.35cm" svg:x2="4.699cm" svg:y2="6.35cm">
          <text:p text:style-name="P1"><text:span text:style-name="T3">write_data</text:span></text:p>
          <text:p text:style-name="P1"><text:span text:style-name="T4"/></text:p>
        </draw:line>
        <draw:line draw:style-name="gr3" draw:text-style-name="P3" draw:layer="layout" svg:x1="10.287cm" svg:y1="2.794cm" svg:x2="14.732cm" svg:y2="2.794cm">
          <text:p text:style-name="P4"><text:span text:style-name="T3">read_data_1</text:span></text:p>
          <text:p text:style-name="P1"><text:span text:style-name="T4"/></text:p>
        </draw:line>
        <draw:line draw:style-name="gr3" draw:text-style-name="P3" draw:layer="layout" svg:x1="10.287cm" svg:y1="1.524cm" svg:x2="14.732cm" svg:y2="1.524cm">
          <text:p text:style-name="P4"><text:span text:style-name="T3">valid_out</text:span></text:p>
          <text:p text:style-name="P1"><text:span text:style-name="T4"/></text:p>
        </draw:line>
        <draw:line draw:style-name="gr4" draw:text-style-name="P5" draw:layer="layout" svg:x1="4.013cm" svg:y1="5.385cm" svg:x2="3.607cm" svg:y2="5.791cm">
          <text:p/>
        </draw:line>
        <draw:line draw:style-name="gr4" draw:text-style-name="P5" draw:layer="layout" svg:x1="4.013cm" svg:y1="6.147cm" svg:x2="3.607cm" svg:y2="6.553cm">
          <text:p/>
        </draw:line>
        <draw:line draw:style-name="gr4" draw:text-style-name="P5" draw:layer="layout" svg:x1="14.046cm" svg:y1="2.591cm" svg:x2="13.64cm" svg:y2="2.997cm">
          <text:p/>
        </draw:line>
        <draw:line draw:style-name="gr2" draw:text-style-name="P3" draw:layer="layout" svg:x1="0.254cm" svg:y1="1.524cm" svg:x2="4.699cm" svg:y2="1.524cm">
          <text:p text:style-name="P1"><text:span text:style-name="T3">valid_in</text:span></text:p>
          <text:p text:style-name="P1"><text:span text:style-name="T4"/></text:p>
        </draw:line>
        <draw:line draw:style-name="gr2" draw:text-style-name="P3" draw:layer="layout" svg:x1="0.254cm" svg:y1="2.794cm" svg:x2="4.699cm" svg:y2="2.794cm">
          <text:p text:style-name="P1"><text:span text:style-name="T3">read_addr_1</text:span></text:p>
          <text:p text:style-name="P1"><text:span text:style-name="T4"/></text:p>
        </draw:line>
        <draw:line draw:style-name="gr2" draw:text-style-name="P3" draw:layer="layout" svg:x1="0.254cm" svg:y1="3.556cm" svg:x2="4.699cm" svg:y2="3.556cm">
          <text:p text:style-name="P1"><text:span text:style-name="T3">read_addr_2</text:span></text:p>
          <text:p text:style-name="P1"><text:span text:style-name="T4"/></text:p>
        </draw:line>
        <draw:line draw:style-name="gr4" draw:text-style-name="P5" draw:layer="layout" svg:x1="4.013cm" svg:y1="2.591cm" svg:x2="3.607cm" svg:y2="2.997cm">
          <text:p/>
        </draw:line>
        <draw:line draw:style-name="gr4" draw:text-style-name="P5" draw:layer="layout" svg:x1="4.013cm" svg:y1="3.353cm" svg:x2="3.607cm" svg:y2="3.759cm">
          <text:p/>
        </draw:line>
        <draw:line draw:style-name="gr2" draw:text-style-name="P3" draw:layer="layout" svg:x1="0.254cm" svg:y1="0.762cm" svg:x2="4.699cm" svg:y2="0.762cm">
          <text:p text:style-name="P1"><text:span text:style-name="T3">stall</text:span></text:p>
          <text:p text:style-name="P1"><text:span text:style-name="T4"/></text:p>
        </draw:line>
        <draw:line draw:style-name="gr3" draw:text-style-name="P3" draw:layer="layout" svg:x1="10.287cm" svg:y1="3.556cm" svg:x2="14.732cm" svg:y2="3.556cm">
          <text:p text:style-name="P4"><text:span text:style-name="T3">read_data_2</text:span></text:p>
          <text:p text:style-name="P1"><text:span text:style-name="T4"/></text:p>
        </draw:line>
        <draw:line draw:style-name="gr4" draw:text-style-name="P5" draw:layer="layout" svg:x1="14.046cm" svg:y1="3.353cm" svg:x2="13.64cm" svg:y2="3.759cm">
          <text:p/>
        </draw:line>
        <draw:frame draw:style-name="gr5" draw:text-style-name="P7" draw:layer="layout" svg:width="0.889cm" svg:height="0.59cm" svg:x="13.335cm" svg:y="2.331cm">
          <draw:text-box>
            <text:p text:style-name="P6"><text:span text:style-name="T5">64</text:span></text:p>
          </draw:text-box>
        </draw:frame>
        <draw:frame draw:style-name="gr5" draw:text-style-name="P7" draw:layer="layout" svg:width="0.889cm" svg:height="0.59cm" svg:x="13.335cm" svg:y="3.093cm">
          <draw:text-box>
            <text:p text:style-name="P6"><text:span text:style-name="T5">64</text:span></text:p>
          </draw:text-box>
        </draw:frame>
        <draw:frame draw:style-name="gr5" draw:text-style-name="P8" draw:layer="layout" svg:width="0.889cm" svg:height="0.59cm" svg:x="3.302cm" svg:y="2.331cm">
          <draw:text-box>
            <text:p text:style-name="P6"><text:span text:style-name="T5">4</text:span></text:p>
          </draw:text-box>
        </draw:frame>
        <draw:frame draw:style-name="gr5" draw:text-style-name="P7" draw:layer="layout" svg:width="0.889cm" svg:height="0.59cm" svg:x="3.302cm" svg:y="5.887cm">
          <draw:text-box>
            <text:p text:style-name="P6"><text:span text:style-name="T5">64</text:span></text:p>
          </draw:text-box>
        </draw:frame>
        <draw:frame draw:style-name="gr5" draw:text-style-name="P8" draw:layer="layout" svg:width="0.889cm" svg:height="0.59cm" svg:x="3.302cm" svg:y="3.093cm">
          <draw:text-box>
            <text:p text:style-name="P6"><text:span text:style-name="T5">4</text:span></text:p>
          </draw:text-box>
        </draw:frame>
        <draw:frame draw:style-name="gr5" draw:text-style-name="P8" draw:layer="layout" svg:width="0.889cm" svg:height="0.59cm" svg:x="3.302cm" svg:y="5.125cm">
          <draw:text-box>
            <text:p text:style-name="P6"><text:span text:style-name="T5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4.986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3:55:12.878716019</meta:creation-date>
    <dc:date>2017-05-30T16:21:00.446061725</dc:date>
    <meta:editing-duration>PT35M10S</meta:editing-duration>
    <meta:editing-cycles>6</meta:editing-cycles>
    <meta:generator>LibreOffice/5.0.6.2$Linux_X86_64 LibreOffice_project/00$Build-2</meta:generator>
    <meta:document-statistic meta:object-count="23"/>
  </office:meta>
</office:document-meta>
</file>